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Zircon with biot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otriomorphic - Hypidiomorphic with prismatic section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Very 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Methamictic aureola around biotite cryst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From 3rd to 4th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05" table:style-name="ce6">
            <text:p>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Biotite 60%</text:p>
          </table:table-cell>
          <table:table-cell office:value-type="string" table:style-name="ce5">
            <text:p>Quartz 20%</text:p>
          </table:table-cell>
          <table:table-cell office:value-type="string" table:style-name="ce1">
            <text:p>Feldspar 15%</text:p>
          </table:table-cell>
          <table:table-cell table:number-columns-repeated="16380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5">
            <text:p>Zircon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ZrSiO<text:span text:style-name="T1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Crystals that are usually hypidiomorphic or idiomorphic with prismatic and bipyramid habits can be rounded or corroded and sometimes cryptocrystallin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Very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Colorless but may present greenish or brown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{110} imperfect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Alteration</text:p>
          </table:table-cell>
          <table:table-cell office:value-type="string" table:style-name="ce5">
            <text:p>Often included in biotite, where a black circle can be formed around zirconium (methamictic aureola) due to the loss of crystallinity due to the presence of radioactive elements (Th, U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4th order although it can be isotropized by metamictific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Very frequ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9:27Z</dc:date>
    <meta:editing-cycles>9</meta:editing-cycles>
    <meta:editing-duration>PT4012S</meta:editing-duration>
  </office:meta>
</office:document-meta>
</file>